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0f10c8" officeooo:paragraph-rsid="000f10c8"/>
    </style:style>
    <style:style style:name="P6" style:family="paragraph" style:parent-style-name="Heading_20_1">
      <style:text-properties officeooo:rsid="0006fb85" officeooo:paragraph-rsid="0006fb85"/>
    </style:style>
    <style:style style:name="P7" style:family="paragraph" style:parent-style-name="Heading_20_2">
      <style:text-properties officeooo:rsid="00086a6f" officeooo:paragraph-rsid="00086a6f"/>
    </style:style>
    <style:style style:name="P8" style:family="paragraph" style:parent-style-name="Heading_20_2">
      <style:text-properties officeooo:rsid="000a38ff" officeooo:paragraph-rsid="000a38ff"/>
    </style:style>
    <style:style style:name="P9" style:family="paragraph" style:parent-style-name="Heading_20_3">
      <style:text-properties officeooo:rsid="00086a6f" officeooo:paragraph-rsid="00086a6f"/>
    </style:style>
    <style:style style:name="P10" style:family="paragraph" style:parent-style-name="Heading_20_3">
      <style:text-properties officeooo:rsid="000a38ff" officeooo:paragraph-rsid="000a38ff"/>
    </style:style>
    <style:style style:name="P11" style:family="paragraph" style:parent-style-name="Heading_20_3">
      <style:text-properties officeooo:rsid="000a38ff" officeooo:paragraph-rsid="000a642c"/>
    </style:style>
    <style:style style:name="P12" style:family="paragraph" style:parent-style-name="Heading_20_3">
      <style:text-properties officeooo:rsid="000a38ff" officeooo:paragraph-rsid="000c2168"/>
    </style:style>
    <style:style style:name="P13" style:family="paragraph" style:parent-style-name="Heading_20_3">
      <style:text-properties officeooo:rsid="000a38ff" officeooo:paragraph-rsid="000eb891"/>
    </style:style>
    <style:style style:name="P14" style:family="paragraph" style:parent-style-name="Heading_20_3">
      <style:text-properties officeooo:rsid="000a38ff" officeooo:paragraph-rsid="000f10c8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10c8"/>
    </style:style>
    <style:style style:name="T6" style:family="text">
      <style:text-properties officeooo:rsid="000f924f"/>
    </style:style>
    <style:style style:name="T7" style:family="text">
      <style:text-properties officeooo:rsid="00120850"/>
    </style:style>
    <style:style style:name="T8" style:family="text">
      <style:text-properties officeooo:rsid="0012e64f"/>
    </style:style>
    <style:style style:name="T9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10" style:family="text">
      <style:text-properties officeooo:rsid="001335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Site web</text:h>
      <text:h text:style-name="P7" text:outline-level="2">Catégories :</text:h>
      <text:h text:style-name="P9" text:outline-level="3">Home :</text:h>
      <text:h text:style-name="P9" text:outline-level="3">Présentation :</text:h>
      <text:h text:style-name="P9" text:outline-level="3">Youtube :</text:h>
      <text:h text:style-name="P9" text:outline-level="3">Projets :</text:h>
      <text:h text:style-name="P9" text:outline-level="3">Références :</text:h>
      <text:h text:style-name="P8" text:outline-level="2">Commits :</text:h>
      <text:h text:style-name="P10" text:outline-level="3">Commit « Image de construction 1-1 » :</text:h>
      <text:p text:style-name="P1">Création du site (texte pour dire que le site est en construction).</text:p>
      <text:h text:style-name="P10" text:outline-level="3">Commit « Image de construction 1-2 » :</text:h>
      <text:p text:style-name="P1">Ajout d’une image d’arrière plan (fond bleu fond.png) <text:span text:style-name="T1">et du style (style.css)</text:span>.</text:p>
      <text:h text:style-name="P10" text:outline-level="3">Commit « Image de construction 1-3 » :</text:h>
      <text:p text:style-name="P2">Ajout d’une partie spéciale pour le contenu du site.</text:p>
      <text:h text:style-name="P11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text (Site web.odt)</text:span><text:span text:style-name="T2">.</text:span></text:p>
      <text:h text:style-name="P12" text:outline-level="3">Commit « Image de construction 1-<text:span text:style-name="T2">5</text:span> » :</text:h>
      <text:p text:style-name="P3">Amélioration des boutons d’améliorations. <text:span text:style-name="T5">Ajout du flex dans la pages des boutons.</text:span></text:p>
      <text:h text:style-name="P13" text:outline-level="3">Commit « Image de construction 1-<text:span text:style-name="T2">5-</text:span><text:span text:style-name="T4">1</text:span> » :</text:h>
      <text:p text:style-name="P4">Amélioration de (Site web.odt).</text:p>
      <text:h text:style-name="P14" text:outline-level="3">Commit « <text:span text:style-name="T9">Site web</text:span> 1-<text:span text:style-name="T8">1</text:span> » :</text:h>
      <text:p text:style-name="P5"><text:span text:style-name="T8">Changement de l’appellation « Image de construction » en « Site web ». </text:span>Amélioration de la mise en page (section, article …). Amélioration des boutons (boutons justifiés). <text:span text:style-name="T6">Ajout du dossier « other » pour les truc autres que les pages htlm, </text:span><text:span text:style-name="T10">js</text:span><text:span text:style-name="T6"> et les styles. </text:span><text:span text:style-name="T7">Ajout de programme.j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7T22:56:34.468000000</dc:date>
    <meta:editing-duration>PT3H36M41S</meta:editing-duration>
    <meta:editing-cycles>1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2" meta:word-count="182" meta:character-count="1009" meta:non-whitespace-character-count="849"/>
  </office:meta>
</office:document-meta>
</file>